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Auteurs" style:family="table">
      <style:table-properties style:width="17cm" table:align="margins"/>
    </style:style>
    <style:style style:name="Auteurs.A" style:family="table-column">
      <style:table-column-properties style:column-width="5.667cm" style:rel-column-width="21845*"/>
    </style:style>
    <style:style style:name="Auteurs.A1" style:family="table-cell">
      <style:table-cell-properties fo:background-color="#cccccc" fo:padding="0.097cm" fo:border-left="0.05pt solid #000000" fo:border-right="none" fo:border-top="0.05pt solid #000000" fo:border-bottom="0.05pt solid #000000">
        <style:background-image/>
      </style:table-cell-properties>
    </style:style>
    <style:style style:name="Auteurs.C1" style:family="table-cell">
      <style:table-cell-properties fo:background-color="#cccccc" fo:padding="0.097cm" fo:border="0.05pt solid #000000">
        <style:background-image/>
      </style:table-cell-properties>
    </style:style>
    <style:style style:name="Auteurs.A2" style:family="table-cell">
      <style:table-cell-properties fo:padding="0.097cm" fo:border-left="0.05pt solid #000000" fo:border-right="none" fo:border-top="none" fo:border-bottom="0.05pt solid #000000"/>
    </style:style>
    <style:style style:name="Auteurs.B2" style:family="table-cell">
      <style:table-cell-properties fo:padding="0.097cm" fo:border-left="0.05pt solid #000000" fo:border-right="none" fo:border-top="none" fo:border-bottom="0.05pt solid #000000"/>
    </style:style>
    <style:style style:name="Auteurs.C2" style:family="table-cell">
      <style:table-cell-properties fo:padding="0.097cm" fo:border-left="0.05pt solid #000000" fo:border-right="0.05pt solid #000000" fo:border-top="none" fo:border-bottom="0.05pt solid #000000"/>
    </style:style>
    <style:style style:name="Auteurs.A3" style:family="table-cell">
      <style:table-cell-properties fo:padding="0.097cm" fo:border-left="0.05pt solid #000000" fo:border-right="none" fo:border-top="none" fo:border-bottom="0.05pt solid #000000"/>
    </style:style>
    <style:style style:name="Auteurs.B3" style:family="table-cell">
      <style:table-cell-properties fo:padding="0.097cm" fo:border-left="0.05pt solid #000000" fo:border-right="none" fo:border-top="none" fo:border-bottom="0.05pt solid #000000"/>
    </style:style>
    <style:style style:name="Auteurs.C3" style:family="table-cell">
      <style:table-cell-properties fo:padding="0.097cm" fo:border-left="0.05pt solid #000000" fo:border-right="0.05pt solid #000000" fo:border-top="none" fo:border-bottom="0.05pt solid #000000"/>
    </style:style>
    <style:style style:name="Diffusion" style:family="table">
      <style:table-properties style:width="17cm" table:align="margins"/>
    </style:style>
    <style:style style:name="Diffusion.A" style:family="table-column">
      <style:table-column-properties style:column-width="8.5cm" style:rel-column-width="32767*"/>
    </style:style>
    <style:style style:name="Diffusion.B" style:family="table-column">
      <style:table-column-properties style:column-width="8.5cm" style:rel-column-width="32768*"/>
    </style:style>
    <style:style style:name="Diffusion.A1" style:family="table-cell">
      <style:table-cell-properties fo:background-color="#cccccc" fo:padding="0.097cm" fo:border-left="0.05pt solid #000000" fo:border-right="none" fo:border-top="0.05pt solid #000000" fo:border-bottom="0.05pt solid #000000">
        <style:background-image/>
      </style:table-cell-properties>
    </style:style>
    <style:style style:name="Diffusion.B1" style:family="table-cell">
      <style:table-cell-properties fo:background-color="#cccccc" fo:padding="0.097cm" fo:border="0.05pt solid #000000">
        <style:background-image/>
      </style:table-cell-properties>
    </style:style>
    <style:style style:name="Diffusion.A2" style:family="table-cell">
      <style:table-cell-properties fo:padding="0.097cm" fo:border-left="0.05pt solid #000000" fo:border-right="none" fo:border-top="none" fo:border-bottom="0.05pt solid #000000"/>
    </style:style>
    <style:style style:name="Diffusion.B2" style:family="table-cell">
      <style:table-cell-properties fo:padding="0.097cm" fo:border-left="0.05pt solid #000000" fo:border-right="0.05pt solid #000000" fo:border-top="none" fo:border-bottom="0.05pt solid #000000"/>
    </style:style>
    <style:style style:name="Diffusion.A3" style:family="table-cell">
      <style:table-cell-properties fo:padding="0.097cm" fo:border-left="0.05pt solid #000000" fo:border-right="none" fo:border-top="none" fo:border-bottom="0.05pt solid #000000"/>
    </style:style>
    <style:style style:name="Diffusion.B3" style:family="table-cell">
      <style:table-cell-properties fo:padding="0.097cm" fo:border-left="0.05pt solid #000000" fo:border-right="0.05pt solid #000000" fo:border-top="none" fo:border-bottom="0.05pt solid #000000"/>
    </style:style>
    <style:style style:name="Références" style:family="table">
      <style:table-properties style:width="17cm" table:align="margins"/>
    </style:style>
    <style:style style:name="Références.A" style:family="table-column">
      <style:table-column-properties style:column-width="8.5cm" style:rel-column-width="32767*"/>
    </style:style>
    <style:style style:name="Références.B" style:family="table-column">
      <style:table-column-properties style:column-width="8.5cm" style:rel-column-width="32768*"/>
    </style:style>
    <style:style style:name="Référenc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Références.B1" style:family="table-cell">
      <style:table-cell-properties fo:background-color="#cccccc" fo:padding="0.097cm" fo:border="0.05pt solid #000000">
        <style:background-image/>
      </style:table-cell-properties>
    </style:style>
    <style:style style:name="Références.A2" style:family="table-cell">
      <style:table-cell-properties fo:padding="0.097cm" fo:border-left="0.05pt solid #000000" fo:border-right="none" fo:border-top="none" fo:border-bottom="0.05pt solid #000000"/>
    </style:style>
    <style:style style:name="Références.B2" style:family="table-cell">
      <style:table-cell-properties fo:padding="0.097cm" fo:border-left="0.05pt solid #000000" fo:border-right="0.05pt solid #000000" fo:border-top="none" fo:border-bottom="0.05pt solid #000000"/>
    </style:style>
    <style:style style:name="historique" style:family="table">
      <style:table-properties style:width="17cm" table:align="margins"/>
    </style:style>
    <style:style style:name="historique.A" style:family="table-column">
      <style:table-column-properties style:column-width="4.249cm" style:rel-column-width="16383*"/>
    </style:style>
    <style:style style:name="historique.D" style:family="table-column">
      <style:table-column-properties style:column-width="4.251cm" style:rel-column-width="16386*"/>
    </style:style>
    <style:style style:name="historique.A1" style:family="table-cell">
      <style:table-cell-properties fo:background-color="#cccccc"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cccc"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P1" style:family="paragraph" style:parent-style-name="Quotations">
      <style:paragraph-properties fo:margin-top="0cm" fo:margin-bottom="0cm" style:writing-mode="lr-tb"/>
    </style:style>
    <style:style style:name="P2" style:family="paragraph" style:parent-style-name="Quotations">
      <style:paragraph-properties fo:margin-left="2.058cm" fo:margin-right="1cm" fo:margin-top="0cm" fo:margin-bottom="0cm" fo:text-indent="0cm" style:auto-text-indent="false" style:writing-mode="lr-tb"/>
    </style:style>
    <style:style style:name="P3" style:family="paragraph" style:parent-style-name="Quotations">
      <style:paragraph-properties style:writing-mode="lr-tb"/>
    </style:style>
    <style:style style:name="P4" style:family="paragraph" style:parent-style-name="Quotations">
      <style:paragraph-properties fo:margin-left="0cm" fo:margin-right="1cm" fo:text-indent="0cm" style:auto-text-indent="false" style:writing-mode="lr-tb"/>
    </style:style>
    <style:style style:name="P5" style:family="paragraph" style:parent-style-name="Quotations">
      <style:paragraph-properties fo:margin-left="0cm" fo:margin-right="1cm" fo:text-indent="0cm" style:auto-text-indent="false" style:writing-mode="lr-tb"/>
      <style:text-properties fo:font-weight="bold" style:font-weight-asian="bold" style:font-weight-complex="bold"/>
    </style:style>
    <style:style style:name="P6" style:family="paragraph" style:parent-style-name="Quotations">
      <style:paragraph-properties fo:margin-left="0cm" fo:margin-right="1cm" fo:text-indent="0cm" style:auto-text-indent="false" fo:break-before="page" style:writing-mode="lr-tb"/>
      <style:text-properties fo:font-weight="bold" style:font-weight-asian="bold" style:font-weight-complex="bold"/>
    </style:style>
    <style:style style:name="P7" style:family="paragraph" style:parent-style-name="Standard" style:master-page-name="Standard">
      <style:paragraph-properties style:page-number="auto" fo:break-before="page"/>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Heading_20_1">
      <style:paragraph-properties fo:text-align="center" style:justify-single-word="false"/>
    </style:style>
    <style:style style:name="P11" style:family="paragraph" style:parent-style-name="Table_20_Contents">
      <style:text-properties style:font-name-asian="Cambria"/>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h text:style-name="P10" text:outline-level="1">COMPTE RENDU REUNION EXTERNE – 23/10</text:h>
      <text:p text:style-name="Standard"/>
      <text:p text:style-name="Standard"/>
      <text:p text:style-name="Standard"/>
      <text:p text:style-name="Standard">Auteurs</text:p>
      <table:table table:name="Auteurs" table:style-name="Auteurs">
        <table:table-column table:style-name="Auteurs.A" table:number-columns-repeated="3"/>
        <table:table-row>
          <table:table-cell table:style-name="Auteurs.A1" office:value-type="string">
            <text:p text:style-name="Table_20_Contents">Auteurs</text:p>
          </table:table-cell>
          <table:table-cell table:style-name="Auteurs.A1" office:value-type="string">
            <text:p text:style-name="Table_20_Contents">Approbateurs</text:p>
          </table:table-cell>
          <table:table-cell table:style-name="Auteurs.C1" office:value-type="string">
            <text:p text:style-name="Table_20_Contents">Validation</text:p>
          </table:table-cell>
        </table:table-row>
        <table:table-row>
          <table:table-cell table:style-name="Auteurs.B2" office:value-type="string">
            <text:p text:style-name="Table_20_Contents">GUIEU Christophe</text:p>
          </table:table-cell>
          <table:table-cell table:style-name="Auteurs.B2" office:value-type="string">
            <text:p text:style-name="Table_20_Contents">PLONG Michael</text:p>
            <text:p text:style-name="Table_20_Contents">RASOLO Guillaume</text:p>
          </table:table-cell>
          <table:table-cell table:style-name="Auteurs.C2" office:value-type="string">
            <text:p text:style-name="Table_20_Contents"/>
          </table:table-cell>
        </table:table-row>
        <table:table-row>
          <table:table-cell table:style-name="Auteurs.B3" office:value-type="string">
            <text:p text:style-name="Table_20_Contents">Rédigé le :23/10</text:p>
          </table:table-cell>
          <table:table-cell table:style-name="Auteurs.B3" office:value-type="string">
            <text:p text:style-name="Table_20_Contents">Approuvé le :</text:p>
          </table:table-cell>
          <table:table-cell table:style-name="Auteurs.C3" office:value-type="string">
            <text:p text:style-name="Table_20_Contents">Validé le :</text:p>
          </table:table-cell>
        </table:table-row>
      </table:table>
      <text:p text:style-name="Standard"/>
      <text:p text:style-name="Standard"/>
      <text:p text:style-name="Standard">Diffusion</text:p>
      <table:table table:name="Diffusion" table:style-name="Diffusion">
        <table:table-column table:style-name="Diffusion.A"/>
        <table:table-column table:style-name="Diffusion.B"/>
        <table:table-row>
          <table:table-cell table:style-name="Diffusion.A1" office:value-type="string">
            <text:p text:style-name="Table_20_Contents">Diffusion</text:p>
          </table:table-cell>
          <table:table-cell table:style-name="Diffusion.B1" office:value-type="string">
            <text:p text:style-name="Table_20_Contents">Externe</text:p>
          </table:table-cell>
        </table:table-row>
        <table:table-row>
          <table:table-cell table:style-name="Diffusion.A3" office:value-type="string">
            <text:p text:style-name="Table_20_Contents">A</text:p>
          </table:table-cell>
          <table:table-cell table:style-name="Diffusion.B3" office:value-type="string">
            <text:p text:style-name="Table_20_Contents">M. ELIMIOREUX</text:p>
          </table:table-cell>
        </table:table-row>
        <table:table-row>
          <table:table-cell table:style-name="Diffusion.A3" office:value-type="string">
            <text:p text:style-name="Table_20_Contents">Copies à :</text:p>
          </table:table-cell>
          <table:table-cell table:style-name="Diffusion.B3" office:value-type="string">
            <text:p text:style-name="P11">BATTISTA Yann</text:p>
            <text:p text:style-name="P11">BEN NASR Riadh</text:p>
            <text:p text:style-name="P11">MIRETTI Yoan</text:p>
            <text:p text:style-name="P11">PLONG Michael</text:p>
            <text:p text:style-name="P11">RASOLO Guillaume</text:p>
          </table:table-cell>
        </table:table-row>
      </table:table>
      <text:p text:style-name="Standard"/>
      <text:p text:style-name="Standard"/>
      <text:p text:style-name="Standard">Document de référence :</text:p>
      <table:table table:name="Références" table:style-name="Références">
        <table:table-column table:style-name="Références.A"/>
        <table:table-column table:style-name="Références.B"/>
        <table:table-row>
          <table:table-cell table:style-name="Références.A1" office:value-type="string">
            <text:p text:style-name="Table_20_Contents">Libellé</text:p>
          </table:table-cell>
          <table:table-cell table:style-name="Références.B1" office:value-type="string">
            <text:p text:style-name="Table_20_Contents">Document</text:p>
          </table:table-cell>
        </table:table-row>
        <table:table-row>
          <table:table-cell table:style-name="Références.A2" office:value-type="string">
            <text:p text:style-name="Table_20_Contents"/>
          </table:table-cell>
          <table:table-cell table:style-name="Références.B2" office:value-type="string">
            <text:p text:style-name="Table_20_Contents"/>
          </table:table-cell>
        </table:table-row>
      </table:table>
      <text:p text:style-name="Standard"/>
      <text:p text:style-name="Standard"/>
      <text:p text:style-name="Standard">Historique</text:p>
      <table:table table:name="historique" table:style-name="historique">
        <table:table-column table:style-name="historique.A" table:number-columns-repeated="3"/>
        <table:table-column table:style-name="historique.D"/>
        <table:table-row>
          <table:table-cell table:style-name="historique.A1" office:value-type="string">
            <text:p text:style-name="Table_20_Contents">N° Version</text:p>
          </table:table-cell>
          <table:table-cell table:style-name="historique.A1" office:value-type="string">
            <text:p text:style-name="Table_20_Contents">Auteurs</text:p>
          </table:table-cell>
          <table:table-cell table:style-name="historique.A1" office:value-type="string">
            <text:p text:style-name="Table_20_Contents">Date</text:p>
          </table:table-cell>
          <table:table-cell table:style-name="historique.D1" office:value-type="string">
            <text:p text:style-name="Table_20_Contents">Historique des évolutions</text:p>
          </table:table-cell>
        </table:table-row>
        <table:table-row>
          <table:table-cell table:style-name="historique.C2" office:value-type="string">
            <text:p text:style-name="Table_20_Contents">1.0</text:p>
          </table:table-cell>
          <table:table-cell table:style-name="historique.C2" office:value-type="string">
            <text:p text:style-name="Table_20_Contents">GUIEU Christophe</text:p>
          </table:table-cell>
          <table:table-cell table:style-name="historique.C2" office:value-type="string">
            <text:p text:style-name="Table_20_Contents">23/10</text:p>
          </table:table-cell>
          <table:table-cell table:style-name="historique.D2" office:value-type="string">
            <text:p text:style-name="Table_20_Contents"/>
          </table:table-cell>
        </table:table-row>
      </table:table>
      <text:p text:style-name="Standard"/>
      <text:p text:style-name="P6">Q1 :Y a t'il un mode un joueur</text:p>
      <text:p text:style-name="Text_20_body">Oui bien sûr. Les joueurs jouent en mode collaboratif ou ennemis.</text:p>
      <text:p text:style-name="P4"/>
      <text:p text:style-name="P5">Q2 :Les contrôles du personnage doivent-ils se faire à la souris uniquement, au clavier, ou a l'aide des deux.</text:p>
      <text:p text:style-name="Text_20_body">En priorité, au clavier, la souris est aussi une bonne solution.</text:p>
      <text:p text:style-name="P4"/>
      <text:p text:style-name="P5">Q3 :Comment le héro meurt (systeme de point de vie, ou limite de tir reçus)?</text:p>
      <text:p text:style-name="Text_20_body">Avec un seul tir ! Bien sûr, il a plusieurs vie au départ (5 vies).</text:p>
      <text:p text:style-name="P4"/>
      <text:p text:style-name="P5">Q4 :Les personnages peuvent-ils regagner de la vie, par quel(s) moyen(s)?</text:p>
      <text:p text:style-name="Text_20_body">Oui en prenant un bonus : one more!</text:p>
      <text:p text:style-name="P4"/>
      <text:p text:style-name="P5">Q5 :Y a t'il une limite de temps pour les parties?</text:p>
      <text:p text:style-name="Text_20_body">Il faut une limite de temps pour chaque niveau, pas pour le total de la partie.</text:p>
      <text:p text:style-name="P4"/>
      <text:p text:style-name="P5">Q6 :Quel est le nombre maximum de joueur et le nombre optimal de joueur (nécessaire pour l'equilibrage et pour gérer la taille de la carte)?</text:p>
      <text:p text:style-name="Text_20_body">Le nombre de joueurs n'est pas limité. La carte dans un premier temps doit tenir dans un seul écran mais il faut garder la possibilité d'avoir une carte plus grande que l'écran.</text:p>
      <text:p text:style-name="P4"/>
      <text:p text:style-name="P5">Q7 :La carte est elle unique?</text:p>
      <text:p text:style-name="Text_20_body">Non, chaque niveau a sa propre carte.</text:p>
      <text:p text:style-name="P4"/>
      <text:p text:style-name="P5">Q8 :Quels sont les différents obstacles du héro?</text:p>
      <text:p text:style-name="Text_20_body">Obstacles : murs.</text:p>
      <text:p text:style-name="P4"/>
      <text:p text:style-name="P5">Q9 :Les personnages non joueurs sont-ils uniques ou sont-ils similaires avec un arsenal différent?</text:p>
      <text:p text:style-name="Text_20_body">Chaque ennemi a un armement, potentiellement les mêmes que le héros</text:p>
      <text:p text:style-name="P5"/>
      <text:p text:style-name="P6">Q10 :Quelles options sont nécessaires pour le jeu ? Quelles sont les règles pour la difficulté?</text:p>
      <text:p text:style-name="Text_20_body">Plus le niveau est élevé, plus les ennemis sont performants</text:p>
      <text:p text:style-name="Text_20_body"/>
      <text:p text:style-name="P8">Q11 : Armes autorisées?</text:p>
      <text:p text:style-name="P9">Potentiellement, les mêmes que celles du héros.</text:p>
      <text:p text:style-name="P4"/>
      <text:p text:style-name="P4"><text:span text:style-name="T1">Q12 :Quelle sera la première fonctionnalité que vous voudriez avoir sur le logiciel?</text:span></text:p>
      <text:p text:style-name="P4">Les mouvements du héros dans un niveau.</text:p>
      <text:p text:style-name="P4"/>
      <text:p text:style-name="P5">Q13 :Quel est le public visé par le jeu?</text:p>
      <text:p text:style-name="Text_20_body">Les joue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100%" fo:margin-left="1cm" fo:margin-right="1cm" fo:margin-top="0cm" fo:margin-bottom="0.499cm"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10-23T16:16:45</meta:creation-date>
    <dc:date>2013-10-23T16:28:35</dc:date>
    <dc:creator>GUIEU Christophe</dc:creator>
    <meta:editing-duration>PT10M19S</meta:editing-duration>
    <meta:editing-cycles>4</meta:editing-cycles>
    <meta:generator>LibreOffice/3.5$Linux_x86 LibreOffice_project/350m1$Build-2</meta:generator>
    <meta:document-statistic meta:table-count="4" meta:image-count="0" meta:object-count="0" meta:page-count="3" meta:paragraph-count="59" meta:word-count="363" meta:character-count="2054" meta:non-whitespace-character-count="1750"/>
  </office:meta>
</office:document-meta>
</file>